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signment 7:</text:p>
      <text:p text:style-name="Standard"/>
      <text:list xml:id="list4826168432566185125" text:style-name="L1">
        <text:list-item>
          <text:p text:style-name="P1">To get .class files we need to compile .java files using javac compiler.</text:p>
        </text:list-item>
        <text:list-item>
          <text:p text:style-name="P1">.class files are also knows as java bytecode files. Yes, They are platform independent.</text:p>
        </text:list-item>
        <text:list-item>
          <text:p text:style-name="P1">B1 → JVM for MAC Operating System, B2 → JVM for Windows Operating System,</text:p>
          <text:p text:style-name="P1">B3 → JVM for a Unix Operating System. No, JVM is platform depend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6T11:15:25.31</meta:creation-date>
    <meta:document-statistic meta:table-count="0" meta:image-count="0" meta:object-count="0" meta:page-count="1" meta:paragraph-count="5" meta:word-count="59" meta:character-count="319"/>
    <dc:date>2019-03-06T11:21:22.70</dc:date>
    <meta:editing-duration>PT5M58S</meta:editing-duration>
    <meta:editing-cycles>1</meta:editing-cycles>
    <meta:generator>OpenOffice/4.1.6$Win32 OpenOffice.org_project/416m1$Build-9790</meta:generator>
  </office:meta>
</office:document-meta>
</file>